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Liberation Serif1" fo:font-size="16pt" fo:font-weight="normal" officeooo:rsid="000f5e49" officeooo:paragraph-rsid="000f5e49" style:font-name-asian="Liberation Serif1" style:font-size-asian="16pt" style:font-weight-asian="normal" style:font-name-complex="Liberation Serif1" style:font-size-complex="16pt" style:font-weight-complex="normal"/>
    </style:style>
    <style:style style:name="P2" style:family="paragraph" style:parent-style-name="Standard">
      <style:text-properties style:text-position="0% 100%" style:font-name="Liberation Serif1" fo:font-size="16pt" fo:font-weight="normal" officeooo:rsid="000fb63d" officeooo:paragraph-rsid="000fb63d" style:font-name-asian="Liberation Serif1" style:font-size-asian="16pt" style:font-weight-asian="normal" style:font-name-complex="Liberation Serif1" style:font-size-complex="16pt" style:font-weight-complex="normal"/>
    </style:style>
    <style:style style:name="P3" style:family="paragraph" style:parent-style-name="Standard">
      <style:text-properties style:text-position="0% 100%" style:font-name="Liberation Serif1" fo:font-size="16pt" fo:font-weight="normal" officeooo:rsid="000fb63d" officeooo:paragraph-rsid="001733c3" style:font-name-asian="Liberation Serif1" style:font-size-asian="16pt" style:font-weight-asian="normal" style:font-name-complex="Liberation Serif1" style:font-size-complex="16pt" style:font-weight-complex="normal"/>
    </style:style>
    <style:style style:name="P4" style:family="paragraph" style:parent-style-name="Standard">
      <style:text-properties style:text-position="0% 100%" style:font-name="Liberation Serif1" fo:font-size="16pt" style:text-underline-style="solid" style:text-underline-width="auto" style:text-underline-color="font-color" fo:font-weight="bold" officeooo:rsid="0017b27e" officeooo:paragraph-rsid="0017b27e" style:font-name-asian="Liberation Serif1" style:font-size-asian="16pt" style:font-weight-asian="bold" style:font-name-complex="Liberation Serif1" style:font-size-complex="16pt" style:font-weight-complex="bold"/>
    </style:style>
    <style:style style:name="P5" style:family="paragraph" style:parent-style-name="Standard">
      <style:text-properties style:text-position="0% 100%" style:font-name="Liberation Serif1" fo:font-size="16pt" style:text-underline-style="solid" style:text-underline-width="auto" style:text-underline-color="font-color" fo:font-weight="bold" officeooo:rsid="00137d14" officeooo:paragraph-rsid="00137d14" style:font-name-asian="Liberation Serif1" style:font-size-asian="16pt" style:font-weight-asian="bold" style:font-name-complex="Liberation Serif1" style:font-size-complex="16pt" style:font-weight-complex="bold"/>
    </style:style>
    <style:style style:name="P6" style:family="paragraph" style:parent-style-name="Standard">
      <style:text-properties style:text-position="0% 100%" style:font-name="Liberation Serif1" fo:font-size="16pt" style:text-underline-style="solid" style:text-underline-width="auto" style:text-underline-color="font-color" fo:font-weight="normal" officeooo:rsid="00205c0f" officeooo:paragraph-rsid="00205c0f" style:font-name-asian="Liberation Serif1" style:font-size-asian="16pt" style:font-weight-asian="normal" style:font-name-complex="Liberation Serif1" style:font-size-complex="16pt" style:font-weight-complex="normal"/>
    </style:style>
    <style:style style:name="P7" style:family="paragraph" style:parent-style-name="Standard">
      <style:text-properties style:text-position="0% 100%" style:font-name="Liberation Serif1" fo:font-size="16pt" style:text-underline-style="none" fo:font-weight="normal" officeooo:rsid="0017b27e" officeooo:paragraph-rsid="0017b27e" style:font-name-asian="Liberation Serif1" style:font-size-asian="16pt" style:font-weight-asian="normal" style:font-name-complex="Liberation Serif1" style:font-size-complex="16pt" style:font-weight-complex="normal"/>
    </style:style>
    <style:style style:name="P8" style:family="paragraph" style:parent-style-name="Standard">
      <style:text-properties style:text-position="0% 100%" style:font-name="Liberation Serif1" fo:font-size="16pt" style:text-underline-style="none" fo:font-weight="normal" officeooo:rsid="00205c0f" officeooo:paragraph-rsid="00205c0f" style:font-name-asian="Liberation Serif1" style:font-size-asian="16pt" style:font-weight-asian="normal" style:font-name-complex="Liberation Serif1" style:font-size-complex="16pt" style:font-weight-complex="normal"/>
    </style:style>
    <style:style style:name="P9" style:family="paragraph" style:parent-style-name="Standard">
      <style:text-properties style:text-position="0% 100%" style:font-name="Liberation Serif1" fo:font-size="16pt" style:text-underline-style="none" fo:font-weight="normal" officeooo:rsid="0024e752" officeooo:paragraph-rsid="0024e752" style:font-name-asian="Liberation Serif1" style:font-size-asian="16pt" style:font-weight-asian="normal" style:font-name-complex="Liberation Serif1" style:font-size-complex="16pt" style:font-weight-complex="normal"/>
    </style:style>
    <style:style style:name="P10" style:family="paragraph" style:parent-style-name="Standard">
      <style:text-properties style:text-position="0% 100%" style:font-name="Liberation Serif1" fo:font-size="16pt" style:text-underline-style="none" fo:font-weight="normal" officeooo:rsid="002649a7" officeooo:paragraph-rsid="002649a7" style:font-name-asian="Liberation Serif1" style:font-size-asian="16pt" style:font-weight-asian="normal" style:font-name-complex="Liberation Serif1" style:font-size-complex="16pt" style:font-weight-complex="normal"/>
    </style:style>
    <style:style style:name="P11" style:family="paragraph" style:parent-style-name="Standard">
      <style:text-properties style:text-position="0% 100%" style:font-name="Liberation Serif1" fo:font-size="16pt" style:text-underline-style="none" fo:font-weight="normal" officeooo:rsid="002f0813" officeooo:paragraph-rsid="002f0813" style:font-name-asian="Liberation Serif1" style:font-size-asian="16pt" style:font-weight-asian="normal" style:font-name-complex="Liberation Serif1" style:font-size-complex="16pt" style:font-weight-complex="normal"/>
    </style:style>
    <style:style style:name="P12" style:family="paragraph" style:parent-style-name="Standard">
      <style:text-properties style:text-position="0% 100%" style:font-name="Liberation Serif1" fo:font-size="16pt" style:text-underline-style="none" fo:font-weight="normal" officeooo:rsid="0030ae89" officeooo:paragraph-rsid="0030ae89" style:font-name-asian="Liberation Serif1" style:font-size-asian="16pt" style:font-weight-asian="normal" style:font-name-complex="Liberation Serif1" style:font-size-complex="16pt" style:font-weight-complex="normal"/>
    </style:style>
    <style:style style:name="P13" style:family="paragraph" style:parent-style-name="Standard">
      <style:text-properties style:text-position="0% 100%" style:font-name="Liberation Serif1" fo:font-size="16pt" style:text-underline-style="none" fo:font-weight="normal" officeooo:rsid="0033285e" officeooo:paragraph-rsid="0033285e" style:font-name-asian="Liberation Serif1" style:font-size-asian="16pt" style:font-weight-asian="normal" style:font-name-complex="Liberation Serif1" style:font-size-complex="16pt" style:font-weight-complex="normal"/>
    </style:style>
    <style:style style:name="P14" style:family="paragraph" style:parent-style-name="Standard">
      <style:text-properties style:text-position="0% 100%" fo:font-size="16pt" fo:font-weight="normal" officeooo:rsid="000ebee6" officeooo:paragraph-rsid="000ebee6" style:font-size-asian="16pt" style:font-weight-asian="normal" style:font-size-complex="16pt" style:font-weight-complex="normal"/>
    </style:style>
    <style:style style:name="P15" style:family="paragraph" style:parent-style-name="Standard">
      <style:text-properties fo:font-size="16pt" officeooo:rsid="000b7a4b" officeooo:paragraph-rsid="000b7a4b" style:font-size-asian="16pt" style:font-size-complex="16pt"/>
    </style:style>
    <style:style style:name="P16" style:family="paragraph" style:parent-style-name="Standard">
      <style:text-properties fo:font-size="16pt" officeooo:rsid="000cbc02" officeooo:paragraph-rsid="000cbc02" style:font-size-asian="16pt" style:font-size-complex="16pt"/>
    </style:style>
    <style:style style:name="P17" style:family="paragraph" style:parent-style-name="Standard">
      <style:text-properties fo:font-size="16pt" officeooo:rsid="000f5af2" officeooo:paragraph-rsid="000cbc02" style:font-size-asian="16pt" style:font-size-complex="16pt"/>
    </style:style>
    <style:style style:name="P18" style:family="paragraph" style:parent-style-name="Standard">
      <style:text-properties fo:font-size="16pt" officeooo:rsid="000f5e49" officeooo:paragraph-rsid="000f5e49" style:font-size-asian="16pt" style:font-size-complex="16pt"/>
    </style:style>
    <style:style style:name="P19" style:family="paragraph" style:parent-style-name="Standard">
      <style:text-properties fo:font-size="16pt" fo:font-weight="bold" officeooo:rsid="000e7eaf" officeooo:paragraph-rsid="000e7eaf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ize="16pt" fo:font-weight="normal" officeooo:rsid="000cbc02" officeooo:paragraph-rsid="000cbc02" style:font-size-asian="16pt" style:font-weight-asian="normal" style:font-size-complex="16pt" style:font-weight-complex="normal"/>
    </style:style>
    <style:style style:name="P21" style:family="paragraph" style:parent-style-name="Standard">
      <style:text-properties fo:font-size="16pt" fo:font-weight="normal" officeooo:rsid="000f5e49" officeooo:paragraph-rsid="000f5e49" style:font-size-asian="16pt" style:font-weight-asian="normal" style:font-size-complex="16pt" style:font-weight-complex="normal"/>
    </style:style>
    <style:style style:name="P22" style:family="paragraph" style:parent-style-name="Standard">
      <style:text-properties officeooo:rsid="0030ae89" officeooo:paragraph-rsid="0030ae89"/>
    </style:style>
    <style:style style:name="P23" style:family="paragraph" style:parent-style-name="Standard" style:list-style-name="L1">
      <style:text-properties fo:font-size="16pt" officeooo:paragraph-rsid="000ebee6" style:font-size-asian="16pt" style:font-size-complex="16pt"/>
    </style:style>
    <style:style style:name="P24" style:family="paragraph" style:parent-style-name="Standard" style:list-style-name="L1">
      <style:text-properties fo:font-size="16pt" officeooo:rsid="000ebee6" officeooo:paragraph-rsid="000ebee6" style:font-size-asian="16pt" style:font-size-complex="16pt"/>
    </style:style>
    <style:style style:name="P25" style:family="paragraph" style:parent-style-name="Standard" style:list-style-name="L1">
      <style:text-properties fo:font-size="16pt" fo:font-weight="normal" officeooo:rsid="000ebee6" officeooo:paragraph-rsid="000ebee6" style:font-size-asian="16pt" style:font-weight-asian="normal" style:font-size-complex="16pt" style:font-weight-complex="normal"/>
    </style:style>
    <style:style style:name="P26" style:family="paragraph" style:parent-style-name="Standard" style:list-style-name="L1">
      <style:text-properties style:text-position="0% 100%" fo:font-size="16pt" fo:font-weight="normal" officeooo:rsid="000ebee6" officeooo:paragraph-rsid="000ebee6" style:font-size-asian="16pt" style:font-weight-asian="normal" style:font-size-complex="16pt" style:font-weight-complex="normal"/>
    </style:style>
    <style:style style:name="P27" style:family="paragraph" style:parent-style-name="Standard" style:list-style-name="L2">
      <style:text-properties style:text-position="0% 100%" style:font-name="Liberation Serif1" fo:font-size="16pt" style:text-underline-style="none" fo:font-weight="normal" officeooo:rsid="00205c0f" officeooo:paragraph-rsid="00205c0f" style:font-name-asian="Liberation Serif1" style:font-size-asian="16pt" style:font-weight-asian="normal" style:font-name-complex="Liberation Serif1" style:font-size-complex="16pt" style:font-weight-complex="normal"/>
    </style:style>
    <style:style style:name="P28" style:family="paragraph" style:parent-style-name="Standard" style:list-style-name="L2">
      <style:text-properties style:text-position="0% 100%" style:font-name="Liberation Serif1" fo:font-size="16pt" style:text-underline-style="none" fo:font-weight="normal" officeooo:rsid="0023987f" officeooo:paragraph-rsid="0023987f" style:font-name-asian="Liberation Serif1" style:font-size-asian="16pt" style:font-weight-asian="normal" style:font-name-complex="Liberation Serif1" style:font-size-complex="16pt" style:font-weight-complex="normal"/>
    </style:style>
    <style:style style:name="P29" style:family="paragraph" style:parent-style-name="Standard" style:list-style-name="L2">
      <style:text-properties style:text-position="0% 100%" style:font-name="Liberation Serif1" fo:font-size="16pt" style:text-underline-style="none" fo:font-weight="normal" officeooo:rsid="00220e64" officeooo:paragraph-rsid="00220e64" style:font-name-asian="Liberation Serif1" style:font-size-asian="16pt" style:font-weight-asian="normal" style:font-name-complex="Liberation Serif1" style:font-size-complex="16pt" style:font-weight-complex="normal"/>
    </style:style>
    <style:style style:name="P30" style:family="paragraph" style:parent-style-name="Standard" style:list-style-name="L2">
      <style:text-properties style:text-position="0% 100%" style:font-name="Liberation Serif1" fo:font-size="16pt" style:text-underline-style="none" fo:font-weight="normal" officeooo:rsid="0024e752" officeooo:paragraph-rsid="0024e752" style:font-name-asian="Liberation Serif1" style:font-size-asian="16pt" style:font-weight-asian="normal" style:font-name-complex="Liberation Serif1" style:font-size-complex="16pt" style:font-weight-complex="normal"/>
    </style:style>
    <style:style style:name="P31" style:family="paragraph" style:parent-style-name="Standard" style:list-style-name="L3">
      <style:text-properties style:text-position="0% 100%" style:font-name="Liberation Serif1" fo:font-size="16pt" style:text-underline-style="none" fo:font-weight="normal" officeooo:rsid="002649a7" officeooo:paragraph-rsid="002649a7" style:font-name-asian="Liberation Serif1" style:font-size-asian="16pt" style:font-weight-asian="normal" style:font-name-complex="Liberation Serif1" style:font-size-complex="16pt" style:font-weight-complex="normal"/>
    </style:style>
    <style:style style:name="P32" style:family="paragraph" style:parent-style-name="Standard" style:list-style-name="L3">
      <style:text-properties style:text-position="0% 100%" style:font-name="Liberation Serif1" fo:font-size="16pt" style:text-underline-style="none" fo:font-weight="normal" officeooo:rsid="0029c0fe" officeooo:paragraph-rsid="0029c0fe" style:font-name-asian="Liberation Serif1" style:font-size-asian="16pt" style:font-weight-asian="normal" style:font-name-complex="Liberation Serif1" style:font-size-complex="16pt" style:font-weight-complex="normal"/>
    </style:style>
    <style:style style:name="P33" style:family="paragraph" style:parent-style-name="Standard" style:list-style-name="L3">
      <style:text-properties style:text-position="0% 100%" style:font-name="Liberation Serif1" fo:font-size="16pt" style:text-underline-style="none" fo:font-weight="normal" officeooo:rsid="002d38fc" officeooo:paragraph-rsid="0029c0fe" style:font-name-asian="Liberation Serif1" style:font-size-asian="16pt" style:font-weight-asian="normal" style:font-name-complex="Liberation Serif1" style:font-size-complex="16pt" style:font-weight-complex="normal"/>
    </style:style>
    <style:style style:name="P34" style:family="paragraph" style:parent-style-name="Standard" style:list-style-name="L3">
      <style:text-properties style:text-position="0% 100%" style:font-name="Liberation Serif1" fo:font-size="16pt" style:text-underline-style="none" fo:font-weight="normal" officeooo:rsid="002f0813" officeooo:paragraph-rsid="002f0813" style:font-name-asian="Liberation Serif1" style:font-size-asian="16pt" style:font-weight-asian="normal" style:font-name-complex="Liberation Serif1" style:font-size-complex="16pt" style:font-weight-complex="normal"/>
    </style:style>
    <style:style style:name="P35" style:family="paragraph" style:parent-style-name="Standard" style:list-style-name="L4">
      <style:text-properties style:text-position="0% 100%" style:font-name="Liberation Serif1" fo:font-size="16pt" style:text-underline-style="none" fo:font-weight="normal" officeooo:rsid="0030ae89" officeooo:paragraph-rsid="0030ae89" style:font-name-asian="Liberation Serif1" style:font-size-asian="16pt" style:font-weight-asian="normal" style:font-name-complex="Liberation Serif1" style:font-size-complex="16pt" style:font-weight-complex="normal"/>
    </style:style>
    <style:style style:name="P36" style:family="paragraph" style:parent-style-name="Standard" style:list-style-name="L5">
      <style:text-properties style:text-position="0% 100%" style:font-name="Liberation Serif1" fo:font-size="16pt" style:text-underline-style="none" fo:font-weight="normal" officeooo:rsid="0033285e" officeooo:paragraph-rsid="0033285e" style:font-name-asian="Liberation Serif1" style:font-size-asian="16pt" style:font-weight-asian="normal" style:font-name-complex="Liberation Serif1" style:font-size-complex="16pt" style:font-weight-complex="normal"/>
    </style:style>
    <style:style style:name="P37" style:family="paragraph" style:parent-style-name="Standard" style:list-style-name="L5">
      <style:text-properties style:text-position="0% 100%" style:font-name="Liberation Serif1" fo:font-size="16pt" style:text-underline-style="none" fo:font-weight="normal" officeooo:rsid="003c5ea2" officeooo:paragraph-rsid="003c5ea2" style:font-name-asian="Liberation Serif1" style:font-size-asian="16pt" style:font-weight-asian="normal" style:font-name-complex="Liberation Serif1" style:font-size-complex="16pt" style:font-weight-complex="normal"/>
    </style:style>
    <style:style style:name="P38" style:family="paragraph" style:parent-style-name="Standard" style:list-style-name="L5">
      <style:text-properties style:text-position="0% 100%" style:font-name="Liberation Serif1" fo:font-size="16pt" style:text-underline-style="none" fo:font-weight="normal" officeooo:rsid="0042312f" officeooo:paragraph-rsid="0042312f" style:font-name-asian="Liberation Serif1" style:font-size-asian="16pt" style:font-weight-asian="normal" style:font-name-complex="Liberation Serif1" style:font-size-complex="16pt" style:font-weight-complex="normal"/>
    </style:style>
    <style:style style:name="P39" style:family="paragraph" style:parent-style-name="Standard" style:list-style-name="L5">
      <style:text-properties style:text-position="0% 100%" style:font-name="Liberation Serif1" fo:font-size="16pt" style:text-underline-style="none" fo:font-weight="normal" officeooo:rsid="0046169c" officeooo:paragraph-rsid="0046169c" style:font-name-asian="Liberation Serif1" style:font-size-asian="16pt" style:font-weight-asian="normal" style:font-name-complex="Liberation Serif1" style:font-size-complex="16pt" style:font-weight-complex="normal"/>
    </style:style>
    <style:style style:name="P40" style:family="paragraph" style:parent-style-name="Standard" style:list-style-name="L3">
      <style:text-properties style:text-position="0% 100%" officeooo:rsid="0039444f" officeooo:paragraph-rsid="0039444f"/>
    </style:style>
    <style:style style:name="P41" style:family="paragraph" style:parent-style-name="Standard" style:list-style-name="L5">
      <style:text-properties style:text-position="0% 100%" officeooo:rsid="0039444f" officeooo:paragraph-rsid="0039444f"/>
    </style:style>
    <style:style style:name="P42" style:family="paragraph" style:parent-style-name="Standard" style:list-style-name="L3">
      <style:text-properties officeooo:paragraph-rsid="0037dab9"/>
    </style:style>
    <style:style style:name="P43" style:family="paragraph" style:parent-style-name="Standard" style:list-style-name="L3">
      <style:text-properties officeooo:paragraph-rsid="0029c0fe"/>
    </style:style>
    <style:style style:name="P44" style:family="paragraph" style:parent-style-name="Standard" style:list-style-name="L3">
      <style:text-properties officeooo:rsid="0033285e" officeooo:paragraph-rsid="0033285e"/>
    </style:style>
    <style:style style:name="P45" style:family="paragraph" style:parent-style-name="Standard" style:list-style-name="L5">
      <style:text-properties officeooo:rsid="0033285e" officeooo:paragraph-rsid="0033285e"/>
    </style:style>
    <style:style style:name="P46" style:family="paragraph" style:parent-style-name="Standard" style:list-style-name="L5">
      <style:text-properties officeooo:paragraph-rsid="0037dab9"/>
    </style:style>
    <style:style style:name="P47" style:family="paragraph" style:parent-style-name="Standard" style:list-style-name="L5">
      <style:text-properties officeooo:paragraph-rsid="0039444f"/>
    </style:style>
    <style:style style:name="T1" style:family="text">
      <style:text-properties style:font-name="Liberation Serif1" fo:font-weight="normal" officeooo:rsid="000ebee6" style:font-name-asian="Liberation Serif1" style:font-weight-asian="normal" style:font-name-complex="Liberation Serif1" style:font-weight-complex="normal"/>
    </style:style>
    <style:style style:name="T2" style:family="text">
      <style:text-properties style:font-name="Liberation Serif1" fo:font-size="16pt" style:text-underline-style="none" fo:font-weight="normal" style:font-name-asian="Liberation Serif1" style:font-size-asian="16pt" style:font-weight-asian="normal" style:font-name-complex="Liberation Serif1" style:font-size-complex="16pt" style:font-weight-complex="normal"/>
    </style:style>
    <style:style style:name="T3" style:family="text">
      <style:text-properties style:font-name="Liberation Serif1" fo:font-size="16pt" style:text-underline-style="none" fo:font-weight="normal" officeooo:rsid="0034df36" style:font-name-asian="Liberation Serif1" style:font-size-asian="16pt" style:font-weight-asian="normal" style:font-name-complex="Liberation Serif1" style:font-size-complex="16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ebee6" style:font-weight-asian="normal" style:font-weight-complex="normal"/>
    </style:style>
    <style:style style:name="T6" style:family="text">
      <style:text-properties style:text-position="sub 58%"/>
    </style:style>
    <style:style style:name="T7" style:family="text">
      <style:text-properties style:text-position="sub 58%" fo:font-weight="normal" style:font-weight-asian="normal" style:font-weight-complex="normal"/>
    </style:style>
    <style:style style:name="T8" style:family="text">
      <style:text-properties style:text-position="sub 58%" style:font-name="Liberation Serif1" fo:font-size="16pt" style:text-underline-style="none" fo:font-weight="normal" style:font-name-asian="Liberation Serif1" style:font-size-asian="16pt" style:font-weight-asian="normal" style:font-name-complex="Liberation Serif1" style:font-size-complex="16pt" style:font-weight-complex="normal"/>
    </style:style>
    <style:style style:name="T9" style:family="text">
      <style:text-properties style:text-position="sub 58%" style:font-name="Liberation Serif1" fo:font-size="16pt" style:text-underline-style="none" fo:font-weight="normal" officeooo:rsid="0034df36" style:font-name-asian="Liberation Serif1" style:font-size-asian="16pt" style:font-weight-asian="normal" style:font-name-complex="Liberation Serif1" style:font-size-complex="16pt" style:font-weight-complex="normal"/>
    </style:style>
    <style:style style:name="T10" style:family="text">
      <style:text-properties style:text-position="sub 58%" style:font-name="Liberation Serif1" fo:font-size="16pt" style:text-underline-style="none" fo:font-weight="normal" officeooo:rsid="0033285e" style:font-name-asian="Liberation Serif1" style:font-size-asian="16pt" style:font-weight-asian="normal" style:font-name-complex="Liberation Serif1" style:font-size-complex="16pt" style:font-weight-complex="normal"/>
    </style:style>
    <style:style style:name="T11" style:family="text">
      <style:text-properties style:text-position="sub 58%" style:font-name="Liberation Serif1" fo:font-size="16pt" style:text-underline-style="none" fo:font-weight="normal" officeooo:rsid="0039444f" style:font-name-asian="Liberation Serif1" style:font-size-asian="16pt" style:font-weight-asian="normal" style:font-name-complex="Liberation Serif1" style:font-size-complex="16pt" style:font-weight-complex="normal"/>
    </style:style>
    <style:style style:name="T12" style:family="text">
      <style:text-properties style:text-position="sub 58%" officeooo:rsid="0033285e"/>
    </style:style>
    <style:style style:name="T13" style:family="text">
      <style:text-properties style:text-position="0% 100%" fo:font-weight="normal" style:font-weight-asian="normal" style:font-weight-complex="normal"/>
    </style:style>
    <style:style style:name="T14" style:family="text">
      <style:text-properties style:text-position="0% 100%" style:font-name="Liberation Serif1" fo:font-weight="normal" style:font-name-asian="Liberation Serif1" style:font-weight-asian="normal" style:font-name-complex="Liberation Serif1" style:font-weight-complex="normal"/>
    </style:style>
    <style:style style:name="T15" style:family="text">
      <style:text-properties style:text-position="0% 100%" style:font-name="Liberation Serif1" fo:font-weight="normal" officeooo:rsid="000ebee6" style:font-name-asian="Liberation Serif1" style:font-weight-asian="normal" style:font-name-complex="Liberation Serif1" style:font-weight-complex="normal"/>
    </style:style>
    <style:style style:name="T16" style:family="text">
      <style:text-properties style:text-position="0% 100%" style:font-name="Liberation Serif1" fo:font-size="16pt" style:text-underline-style="none" fo:font-weight="normal" style:font-name-asian="Liberation Serif1" style:font-size-asian="16pt" style:font-weight-asian="normal" style:font-name-complex="Liberation Serif1" style:font-size-complex="16pt" style:font-weight-complex="normal"/>
    </style:style>
    <style:style style:name="T17" style:family="text">
      <style:text-properties style:text-position="0% 100%" style:font-name="Liberation Serif1" fo:font-size="16pt" style:text-underline-style="none" fo:font-weight="normal" officeooo:rsid="0029c0fe" style:font-name-asian="Liberation Serif1" style:font-size-asian="16pt" style:font-weight-asian="normal" style:font-name-complex="Liberation Serif1" style:font-size-complex="16pt" style:font-weight-complex="normal"/>
    </style:style>
    <style:style style:name="T18" style:family="text">
      <style:text-properties style:text-position="0% 100%" style:font-name="Liberation Serif1" fo:font-size="16pt" style:text-underline-style="none" fo:font-weight="normal" officeooo:rsid="002d38fc" style:font-name-asian="Liberation Serif1" style:font-size-asian="16pt" style:font-weight-asian="normal" style:font-name-complex="Liberation Serif1" style:font-size-complex="16pt" style:font-weight-complex="normal"/>
    </style:style>
    <style:style style:name="T19" style:family="text">
      <style:text-properties style:text-position="0% 100%" style:font-name="Liberation Serif1" fo:font-size="16pt" style:text-underline-style="none" fo:font-weight="normal" officeooo:rsid="002f0813" style:font-name-asian="Liberation Serif1" style:font-size-asian="16pt" style:font-weight-asian="normal" style:font-name-complex="Liberation Serif1" style:font-size-complex="16pt" style:font-weight-complex="normal"/>
    </style:style>
    <style:style style:name="T20" style:family="text">
      <style:text-properties style:text-position="0% 100%" style:font-name="Liberation Serif1" fo:font-size="16pt" style:text-underline-style="none" fo:font-weight="normal" officeooo:rsid="0034df36" style:font-name-asian="Liberation Serif1" style:font-size-asian="16pt" style:font-weight-asian="normal" style:font-name-complex="Liberation Serif1" style:font-size-complex="16pt" style:font-weight-complex="normal"/>
    </style:style>
    <style:style style:name="T21" style:family="text">
      <style:text-properties style:text-position="0% 100%" style:font-name="Liberation Serif1" fo:font-size="16pt" style:text-underline-style="none" fo:font-weight="normal" officeooo:rsid="0033285e" style:font-name-asian="Liberation Serif1" style:font-size-asian="16pt" style:font-weight-asian="normal" style:font-name-complex="Liberation Serif1" style:font-size-complex="16pt" style:font-weight-complex="normal"/>
    </style:style>
    <style:style style:name="T22" style:family="text">
      <style:text-properties style:text-position="0% 100%" style:font-name="Liberation Serif1" fo:font-size="16pt" style:text-underline-style="none" fo:font-weight="normal" officeooo:rsid="0039444f" style:font-name-asian="Liberation Serif1" style:font-size-asian="16pt" style:font-weight-asian="normal" style:font-name-complex="Liberation Serif1" style:font-size-complex="16pt" style:font-weight-complex="normal"/>
    </style:style>
    <style:style style:name="T23" style:family="text">
      <style:text-properties style:text-position="0% 100%" style:font-name="Liberation Serif1" fo:font-size="16pt" style:text-underline-style="none" fo:font-weight="bold" officeooo:rsid="0034df36" style:font-name-asian="Liberation Serif1" style:font-size-asian="16pt" style:font-weight-asian="bold" style:font-name-complex="Liberation Serif1" style:font-size-complex="16pt" style:font-weight-complex="bold"/>
    </style:style>
    <style:style style:name="T24" style:family="text">
      <style:text-properties style:text-position="0% 100%" style:font-name="Liberation Serif1" fo:font-size="16pt" style:text-underline-style="none" fo:font-weight="bold" officeooo:rsid="0039444f" style:font-name-asian="Liberation Serif1" style:font-size-asian="16pt" style:font-weight-asian="bold" style:font-name-complex="Liberation Serif1" style:font-size-complex="16pt" style:font-weight-complex="bold"/>
    </style:style>
    <style:style style:name="T25" style:family="text">
      <style:text-properties officeooo:rsid="0039444f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33285e"/>
    </style:style>
    <style:style style:name="T28" style:family="text">
      <style:text-properties officeooo:rsid="0034df36"/>
    </style:style>
    <style:style style:name="T29" style:family="text">
      <style:text-properties officeooo:rsid="005092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Check Program :: Program → TC ()</text:p>
      <text:p text:style-name="P15">Check Definition :: Definition → TC()</text:p>
      <text:p text:style-name="P15">Check Protocol :: Protocol → TC()</text:p>
      <text:p text:style-name="P15">Check Computation :: SessionType → TypeEnv → SessionType → Computation → TC(Type, SessionType)</text:p>
      <text:p text:style-name="P15">Check Value :: TypeEnv → Value → TC Type</text:p>
      <text:p text:style-name="P15"/>
      <text:p text:style-name="P15"/>
      <text:p text:style-name="P19">SUBTYPING</text:p>
      <text:p text:style-name="P16">Person = (name : String)</text:p>
      <text:p text:style-name="P16">Employee = (name: String, department: String)</text:p>
      <text:p text:style-name="P16">defName :: Person → String</text:p>
      <text:p text:style-name="P16">TypeEnv M:A, A &lt;=B =&gt; TypeEnv M:B</text:p>
      <text:p text:style-name="P17"/>
      <text:p text:style-name="P16"/>
      <text:p text:style-name="P20"/>
      <text:p text:style-name="P21">Examples:</text:p>
      <text:list xml:id="list179556640" text:style-name="L1">
        <text:list-item>
          <text:p text:style-name="P23"><text:span text:style-name="T5">{T} TypeEnv | S </text:span><text:span text:style-name="T1">►Self : Pid(T) ◄ S</text:span></text:p>
          <text:list>
            <text:list-item>
              <text:p text:style-name="P25">typeComputation followST typeEnv SessionType ESelf = (Pid followST, SessionType)</text:p>
            </text:list-item>
            <text:list-item>
              <text:p text:style-name="P24"><text:span text:style-name="T4">typeComputation followST typeEnv SessionType (EAssign var x</text:span><text:span text:style-name="T7">1</text:span><text:span text:style-name="T13"> x</text:span><text:span text:style-name="T7">2</text:span><text:span text:style-name="T13">) = </text:span></text:p>
              <text:list>
                <text:list-header>
                  <text:p text:style-name="P26">let (ty, St`) = typeComputation followST typeEnv SessionType in</text:p>
                  <text:p text:style-name="P26">let (ty`, St``) = typeComputation followST ((var,ty):typeEnv) St` in</text:p>
                  <text:p text:style-name="P26">(St``, ty`)</text:p>
                </text:list-header>
              </text:list>
            </text:list-item>
          </text:list>
        </text:list-item>
      </text:list>
      <text:p text:style-name="P14"/>
      <text:p text:style-name="P18"><text:span text:style-name="T13">[Ponger!Ping(()) . Ponger?Pong(()) . End] </text:span><text:span text:style-name="T15">►</text:span><text:span text:style-name="T14">send Ping(()) to Ponger : 1 </text:span><text:span text:style-name="T15">◄ </text:span><text:span text:style-name="T14">[Ponger?Pong(()) . End]</text:span></text:p>
      <text:p text:style-name="P1"/>
      <text:p text:style-name="P1"/>
      <text:p text:style-name="P1">type TC a = Either Error a</text:p>
      <text:p text:style-name="P2">Error :: String → a</text:p>
      <text:p text:style-name="P2"/>
      <text:p text:style-name="P2"/>
      <text:p text:style-name="P2"/>
      <text:p text:style-name="P2"/>
      <text:p text:style-name="P2"/>
      <text:p text:style-name="P5"><text:soft-page-break/>Typing Rules</text:p>
      <text:p text:style-name="P2">Value typing, with judgement Γ ⊢ V :A, states that under environment Γ, value V has type A.</text:p>
      <text:p text:style-name="P2">Judgement ⊢ D states that an actor definition actor u follows S {M } is well-typed if its body is typable under, and fully consumes, its statically-defined session type S.</text:p>
      <text:p text:style-name="P3">The behaviour typing judgement {S} Γ ⊢ κ states that given static session type S, behaviour κ is well-typed under Γ.</text:p>
      <text:p text:style-name="P3">Specifically, stop is always well-typed, and M is well-typed if it is typable under and fully consumes S.</text:p>
      <text:p text:style-name="P3"/>
      <text:p text:style-name="P4">Term Typing</text:p>
      <text:p text:style-name="P7">The typing judgement for terms {T } Γ | S ▷ M :A ◁ S′ reads “in an actor following T , under typing environment Γ and with current session type S, term M has type A and updates the session type to S′ ”.</text:p>
      <text:p text:style-name="P7"/>
      <text:p text:style-name="P6">Typing rules for computation</text:p>
      <text:p text:style-name="P8">Functional Rules:</text:p>
      <text:list xml:id="list495123771" text:style-name="L2">
        <text:list-item>
          <text:p text:style-name="P27">T-LET</text:p>
          <text:list>
            <text:list-item>
              <text:p text:style-name="P27">{T} Γ | S ▷ M:A ◁ S′ <text:s text:c="5"/>{T} Γ, x : A | S′ ▷ N:B ◁ S′′</text:p>
            </text:list-item>
            <text:list-item>
              <text:p text:style-name="P27">{T} Γ | S ▷ <text:span text:style-name="T26">let</text:span> x ⇐ M <text:span text:style-name="T26">in</text:span> N :B ◁ S′′</text:p>
            </text:list-item>
          </text:list>
        </text:list-item>
        <text:list-item>
          <text:p text:style-name="P28">T-REC</text:p>
          <text:list>
            <text:list-item>
              <text:p text:style-name="P28">{T } Γ, l : S | S ▷ M :A ◁ S′</text:p>
            </text:list-item>
            <text:list-item>
              <text:p text:style-name="P28">{T } Γ | S ▷ l::M:A ◁ S′</text:p>
            </text:list-item>
          </text:list>
        </text:list-item>
        <text:list-item>
          <text:p text:style-name="P29">T-CONTINUE</text:p>
          <text:list>
            <text:list-item>
              <text:p text:style-name="P29">{T } Γ, l : S | S ▷ <text:span text:style-name="T26">continue</text:span> l:A ◁ S′</text:p>
            </text:list-item>
            <text:list-item>
              <text:p text:style-name="P29">Arbitrary type and any post-condition, depending on loop’s base case</text:p>
            </text:list-item>
          </text:list>
        </text:list-item>
        <text:list-item>
          <text:p text:style-name="P30">T-RETURN</text:p>
          <text:list>
            <text:list-item>
              <text:p text:style-name="P30">Γ ⊢ V :A</text:p>
            </text:list-item>
            <text:list-item>
              <text:p text:style-name="P30">{T} Γ | S ▷ <text:span text:style-name="T26">return</text:span> V :A ◁ S</text:p>
            </text:list-item>
          </text:list>
        </text:list-item>
      </text:list>
      <text:p text:style-name="P9"/>
      <text:p text:style-name="P10">Actor and Adaptation Rules</text:p>
      <text:list xml:id="list2876604699" text:style-name="L3">
        <text:list-item>
          <text:p text:style-name="P31">T-NEW</text:p>
          <text:list>
            <text:list-item>
              <text:p text:style-name="P31">sessionType(u) = U</text:p>
            </text:list-item>
            <text:list-item>
              <text:p text:style-name="P31">{T} Γ | S ▷ <text:span text:style-name="T26">new</text:span> u:Pid(U) ◁ S</text:p>
            </text:list-item>
          </text:list>
        </text:list-item>
        <text:list-item>
          <text:p text:style-name="P32">T-SELF</text:p>
          <text:list>
            <text:list-item>
              <text:p text:style-name="P32">{T} Γ | S ▷ <text:span text:style-name="T26">self </text:span>: Pid(T) ◁ S</text:p>
            </text:list-item>
            <text:list-item>
              <text:p text:style-name="P44"><text:span text:style-name="T16">p</text:span><text:span text:style-name="T8">j</text:span><text:span text:style-name="T16"> !! l</text:span><text:span text:style-name="T8">j</text:span><text:span text:style-name="T16"> (A</text:span><text:span text:style-name="T8">j</text:span><text:span text:style-name="T16">)∈{α</text:span><text:span text:style-name="T8">i</text:span><text:span text:style-name="T16">}</text:span><text:span text:style-name="T8">i∈I</text:span><text:span text:style-name="T16">, </text:span><text:span text:style-name="T20">connect action on action choices</text:span></text:p>
            </text:list-item>
            <text:list-item>
              <text:p text:style-name="P44"><text:soft-page-break/><text:span text:style-name="T20">Γ ⊢ V :A</text:span><text:span text:style-name="T9">j</text:span><text:span text:style-name="T20">, <text:s/>Γ ⊢ W:Pid(T )</text:span></text:p>
            </text:list-item>
            <text:list-item>
              <text:p text:style-name="P44"><text:span text:style-name="T20">T = ty(p</text:span><text:span text:style-name="T9">j</text:span><text:span text:style-name="T20">)</text:span></text:p>
            </text:list-item>
            <text:list-item>
              <text:p text:style-name="P42"><text:span text:style-name="T20">{T} Γ | Σ</text:span><text:span text:style-name="T9">i∈I</text:span><text:span text:style-name="T20">(α</text:span><text:span text:style-name="T9">i</text:span><text:span text:style-name="T20"> . S</text:span><text:span text:style-name="T9">i</text:span><text:span text:style-name="T20">) ▷ </text:span><text:span text:style-name="T23">connect</text:span><text:span text:style-name="T20"> l</text:span><text:span text:style-name="T9">j </text:span><text:span text:style-name="T20">(V) </text:span><text:span text:style-name="T23">to</text:span><text:span text:style-name="T20"> W </text:span><text:span text:style-name="T23">as</text:span><text:span text:style-name="T20"> p</text:span><text:span text:style-name="T9">j</text:span><text:span text:style-name="T20">:</text:span><text:span text:style-name="T23">1</text:span><text:span text:style-name="T20"> ◁ S′</text:span><text:span text:style-name="T9">j</text:span></text:p>
            </text:list-item>
          </text:list>
        </text:list-item>
        <text:list-item>
          <text:p text:style-name="P40"><text:span text:style-name="T3">T-</text:span><text:span text:style-name="T2">SEND</text:span></text:p>
          <text:list>
            <text:list-item>
              <text:p text:style-name="P32"><text:span text:style-name="T27">p</text:span><text:span text:style-name="T12">j</text:span><text:span text:style-name="T27"> ! l</text:span><text:span text:style-name="T12">j</text:span><text:span text:style-name="T27"> (A</text:span><text:span text:style-name="T12">j</text:span><text:span text:style-name="T27">)∈{α</text:span><text:span text:style-name="T12">i</text:span><text:span text:style-name="T27">}</text:span><text:span text:style-name="T12">i∈I</text:span><text:span text:style-name="T27">, </text:span><text:span text:style-name="T25">send</text:span><text:span text:style-name="T28"> action on action choices</text:span></text:p>
            </text:list-item>
          </text:list>
        </text:list-item>
        <text:list-item>
          <text:p text:style-name="P43"><text:span text:style-name="T17">T-</text:span><text:span text:style-name="T18">DISCOVER</text:span></text:p>
          <text:list>
            <text:list-item>
              <text:p text:style-name="P33">{T} Γ | S ▷ <text:span text:style-name="T26">discover</text:span> U:Pid(U) ◁ S</text:p>
            </text:list-item>
          </text:list>
        </text:list-item>
        <text:list-item>
          <text:p text:style-name="P43"><text:span text:style-name="T18">T-</text:span><text:span text:style-name="T19">REPLACE</text:span></text:p>
          <text:list>
            <text:list-item>
              <text:p text:style-name="P34">Γ ⊢ V:Pid(U )</text:p>
            </text:list-item>
            <text:list-item>
              <text:p text:style-name="P34">{U} Γ ⊢ κ</text:p>
            </text:list-item>
            <text:list-item>
              <text:p text:style-name="P34">{T} Γ | S ▷ <text:span text:style-name="T26">replace</text:span> V <text:span text:style-name="T26">with </text:span>κ:1 ◁ S</text:p>
            </text:list-item>
          </text:list>
        </text:list-item>
      </text:list>
      <text:p text:style-name="P11"/>
      <text:p text:style-name="P22"><text:span text:style-name="T19">E</text:span><text:span text:style-name="T16">xception Handling Rules</text:span></text:p>
      <text:list xml:id="list3740664772" text:style-name="L4">
        <text:list-item>
          <text:p text:style-name="P35">T-RAISE</text:p>
          <text:list>
            <text:list-item>
              <text:p text:style-name="P35">Does not return, can have arbitrary return type and any post-condition</text:p>
            </text:list-item>
            <text:list-item>
              <text:p text:style-name="P35">{T} Γ | S ▷ <text:span text:style-name="T26">raise</text:span>:A ◁ S′</text:p>
            </text:list-item>
          </text:list>
        </text:list-item>
        <text:list-item>
          <text:p text:style-name="P35">T-TRY</text:p>
          <text:list>
            <text:list-item>
              <text:p text:style-name="P35">{T} Γ | S ▷ L:A ◁ S′</text:p>
            </text:list-item>
            <text:list-item>
              <text:p text:style-name="P35">{T} Γ | S ▷ M :A ◁ S′</text:p>
            </text:list-item>
            <text:list-item>
              <text:p text:style-name="P35">{T} Γ | S ▷ <text:span text:style-name="T26">try</text:span> L <text:span text:style-name="T26">catch</text:span> M :A ◁ S′</text:p>
            </text:list-item>
          </text:list>
        </text:list-item>
      </text:list>
      <text:p text:style-name="P12"/>
      <text:p text:style-name="P13">Session Communication Rules</text:p>
      <text:list xml:id="list3807612165" text:style-name="L5">
        <text:list-item>
          <text:p text:style-name="P36">T-CONN</text:p>
          <text:list>
            <text:list-item>
              <text:p text:style-name="P45"><text:span text:style-name="T16">p</text:span><text:span text:style-name="T8">j</text:span><text:span text:style-name="T16"> !! l</text:span><text:span text:style-name="T8">j</text:span><text:span text:style-name="T16"> (A</text:span><text:span text:style-name="T8">j</text:span><text:span text:style-name="T16">)∈{α</text:span><text:span text:style-name="T8">i</text:span><text:span text:style-name="T16">}</text:span><text:span text:style-name="T8">i∈I</text:span><text:span text:style-name="T16">, </text:span><text:span text:style-name="T20">connect action on action choices</text:span></text:p>
            </text:list-item>
            <text:list-item>
              <text:p text:style-name="P45"><text:span text:style-name="T20">Γ ⊢ V :A</text:span><text:span text:style-name="T9">j</text:span><text:span text:style-name="T20">, <text:s/>Γ ⊢ W:Pid(T )</text:span></text:p>
            </text:list-item>
            <text:list-item>
              <text:p text:style-name="P45"><text:span text:style-name="T20">T = ty(p</text:span><text:span text:style-name="T9">j</text:span><text:span text:style-name="T20">)</text:span></text:p>
            </text:list-item>
            <text:list-item>
              <text:p text:style-name="P46"><text:span text:style-name="T20">{T} Γ | Σ</text:span><text:span text:style-name="T9">i∈I</text:span><text:span text:style-name="T20">(α</text:span><text:span text:style-name="T9">i</text:span><text:span text:style-name="T20"> . S</text:span><text:span text:style-name="T9">i</text:span><text:span text:style-name="T20">) ▷ </text:span><text:span text:style-name="T23">connect</text:span><text:span text:style-name="T20"> l</text:span><text:span text:style-name="T9">j </text:span><text:span text:style-name="T20">(V) </text:span><text:span text:style-name="T23">to</text:span><text:span text:style-name="T20"> W </text:span><text:span text:style-name="T23">as</text:span><text:span text:style-name="T20"> p</text:span><text:span text:style-name="T9">j</text:span><text:span text:style-name="T20">:</text:span><text:span text:style-name="T23">1</text:span><text:span text:style-name="T20"> ◁ S′</text:span><text:span text:style-name="T9">j</text:span></text:p>
            </text:list-item>
          </text:list>
        </text:list-item>
        <text:list-item>
          <text:p text:style-name="P41"><text:span text:style-name="T3">T-</text:span><text:span text:style-name="T2">SEND</text:span></text:p>
          <text:list>
            <text:list-item>
              <text:p text:style-name="P47"><text:span text:style-name="T21">p</text:span><text:span text:style-name="T10">j</text:span><text:span text:style-name="T21"> ! l</text:span><text:span text:style-name="T10">j</text:span><text:span text:style-name="T21"> (A</text:span><text:span text:style-name="T10">j</text:span><text:span text:style-name="T21">)∈{α</text:span><text:span text:style-name="T10">i</text:span><text:span text:style-name="T21">}</text:span><text:span text:style-name="T10">i∈I</text:span><text:span text:style-name="T21">, </text:span><text:span text:style-name="T22">send</text:span><text:span text:style-name="T20"> action on action choices</text:span></text:p>
            </text:list-item>
            <text:list-item>
              <text:p text:style-name="P47"><text:span text:style-name="T20">Γ ⊢ V :A</text:span><text:span text:style-name="T9">j</text:span><text:span text:style-name="T20">, </text:span><text:span text:style-name="T22">type-check value</text:span></text:p>
            </text:list-item>
            <text:list-item>
              <text:p text:style-name="P47"><text:span text:style-name="T22">{T} Γ | Σ</text:span><text:span text:style-name="T11">i∈I</text:span><text:span text:style-name="T22">(α</text:span><text:span text:style-name="T11">i</text:span><text:span text:style-name="T22"> . S</text:span><text:span text:style-name="T11">i</text:span><text:span text:style-name="T22"> ) ▷ </text:span><text:span text:style-name="T24">send</text:span><text:span text:style-name="T22"> l</text:span><text:span text:style-name="T11">j</text:span><text:span text:style-name="T22">(V) </text:span><text:span text:style-name="T24">to</text:span><text:span text:style-name="T22"> p</text:span><text:span text:style-name="T11">j</text:span><text:span text:style-name="T22"> :</text:span><text:span text:style-name="T24">1</text:span><text:span text:style-name="T22"> ◁ S</text:span><text:span text:style-name="T11">j</text:span><text:span text:style-name="T22">′</text:span></text:p>
            </text:list-item>
          </text:list>
        </text:list-item>
        <text:list-item>
          <text:p text:style-name="P37">T-ACCEPT</text:p>
          <text:list>
            <text:list-item>
              <text:p text:style-name="P37">({T} Γ, x<text:span text:style-name="T6">i</text:span> : B<text:span text:style-name="T6">i</text:span> | S<text:span text:style-name="T6">i</text:span> ▷ M<text:span text:style-name="T6">i</text:span> :A ◁ S)<text:span text:style-name="T6">i∈I</text:span></text:p>
            </text:list-item>
            <text:list-item>
              <text:p text:style-name="P37">{T} Γ | Σ<text:span text:style-name="T6">i∈I</text:span>(q??l<text:span text:style-name="T6">i</text:span>(B<text:span text:style-name="T6">i</text:span>) . S<text:span text:style-name="T6">i</text:span>) ▷ <text:span text:style-name="T26">accept from</text:span> q {l<text:span text:style-name="T6">i</text:span> (x<text:span text:style-name="T6">i</text:span>)→ M<text:span text:style-name="T6">i</text:span>}<text:span text:style-name="T6">i∈I </text:span>:A◁ S</text:p>
            </text:list-item>
          </text:list>
        </text:list-item>
        <text:list-item>
          <text:p text:style-name="P38">T-RECV</text:p>
          <text:list>
            <text:list-item>
              <text:p text:style-name="P38">({T} Γ, x<text:span text:style-name="T6">i</text:span> : B<text:span text:style-name="T6">i</text:span> | S<text:span text:style-name="T6">i</text:span> ▷ M<text:span text:style-name="T6">i</text:span> :A ◁ S)<text:span text:style-name="T6">i∈I</text:span></text:p>
            </text:list-item>
            <text:list-item>
              <text:p text:style-name="P38">{T} Γ | Σ<text:span text:style-name="T6">i∈I</text:span>(q ? l<text:span text:style-name="T6">i</text:span>(B<text:span text:style-name="T6">i</text:span>) . S<text:span text:style-name="T6">i</text:span>) ▷<text:span text:style-name="T26">receive from</text:span> q {l<text:span text:style-name="T6">i </text:span>(x<text:span text:style-name="T6">i</text:span>)→M<text:span text:style-name="T6">i</text:span>}<text:span text:style-name="T6">i∈I</text:span> :A ◁ S</text:p>
            </text:list-item>
          </text:list>
        </text:list-item>
        <text:list-item>
          <text:p text:style-name="P39">T-WAIT</text:p>
          <text:list>
            <text:list-item>
              <text:p text:style-name="P39"><text:soft-page-break/>{T} Γ | #↑ q . S ▷ <text:span text:style-name="T26">wait</text:span> q :1 ◁ S</text:p>
            </text:list-item>
          </text:list>
        </text:list-item>
        <text:list-item>
          <text:p text:style-name="P39">T-DISCONN</text:p>
          <text:list>
            <text:list-item>
              <text:p text:style-name="P39">{T} Γ | #↓ q ▷ <text:span text:style-name="T26">disconnect from</text:span> q :1 ◁ end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13:00:56.745374504</meta:creation-date>
    <dc:date>2021-11-02T03:12:07.452739527</dc:date>
    <meta:editing-duration>PT1H52M51S</meta:editing-duration>
    <meta:editing-cycles>55</meta:editing-cycles>
    <meta:generator>LibreOffice/6.4.6.2$Linux_X86_64 LibreOffice_project/40$Build-2</meta:generator>
    <meta:document-statistic meta:table-count="0" meta:image-count="0" meta:object-count="0" meta:page-count="4" meta:paragraph-count="87" meta:word-count="751" meta:character-count="3222" meta:non-whitespace-character-count="2611"/>
  </office:meta>
</office:document-meta>
</file>